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officeooo:rsid="000750ee" officeooo:paragraph-rsid="000750ee"/>
    </style:style>
    <style:style style:name="P2" style:family="paragraph" style:parent-style-name="Preformatted_20_Text" style:list-style-name="L1">
      <style:text-properties officeooo:rsid="000750ee" officeooo:paragraph-rsid="000750ee"/>
    </style:style>
    <style:style style:name="P3" style:family="paragraph" style:parent-style-name="Preformatted_20_Text">
      <style:text-properties officeooo:rsid="000750ee" officeooo:paragraph-rsid="0008e49f"/>
    </style:style>
    <style:style style:name="P4" style:family="paragraph" style:parent-style-name="Preformatted_20_Text">
      <style:paragraph-properties fo:break-before="page"/>
      <style:text-properties officeooo:rsid="000750ee" officeooo:paragraph-rsid="000750ee"/>
    </style:style>
    <style:style style:name="P5" style:family="paragraph" style:parent-style-name="Preformatted_20_Text" style:master-page-name="">
      <loext:graphic-properties draw:fill="none"/>
      <style:paragraph-properties fo:margin-left="0in" fo:margin-right="0in" fo:margin-top="0in" fo:margin-bottom="0in" loext:contextual-spacing="false" fo:text-indent="0in" style:auto-text-indent="false" style:page-number="auto" fo:background-color="transparent">
        <style:tab-stops>
          <style:tab-stop style:position="0in"/>
        </style:tab-stops>
      </style:paragraph-properties>
      <style:text-properties officeooo:rsid="000750ee" officeooo:paragraph-rsid="000750ee"/>
    </style:style>
    <style:style style:name="P6" style:family="paragraph" style:parent-style-name="Preformatted_20_Text">
      <loext:graphic-properties draw:fill="none"/>
      <style:paragraph-properties fo:margin-left="0in" fo:margin-right="0in" fo:margin-top="0in" fo:margin-bottom="0in" loext:contextual-spacing="false" fo:text-indent="0in" style:auto-text-indent="false" fo:background-color="transparent">
        <style:tab-stops>
          <style:tab-stop style:position="0in"/>
        </style:tab-stops>
      </style:paragraph-properties>
      <style:text-properties officeooo:rsid="000750ee" officeooo:paragraph-rsid="000750e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//lvl 3 items</text:p>
      <text:list xml:id="list5569460928651240378" text:style-name="L1">
        <text:list-item>
          <text:p text:style-name="P2">"Temp Stat Pool (might)", "This material is used to supply a temporary status pool for might.", 3));</text:p>
        </text:list-item>
        <text:list-item>
          <text:p text:style-name="P2">"Temp Stat Pool (speed)", "This material is used to supply a temporary status pool for speed.", 3));</text:p>
        </text:list-item>
        <text:list-item>
          <text:p text:style-name="P2">"Temp Stat Pool (int)", "This material is used to supply a temporary status pool for intelligence.", 3));</text:p>
        </text:list-item>
        <text:list-item>
          <text:p text:style-name="P2">"General Antitoxin", "This material adds the property of nullifiing poisons", 3));</text:p>
        </text:list-item>
        <text:list-item>
          <text:p text:style-name="P2">"General Anesthetic", "material puts you to sleep", 3));</text:p>
        </text:list-item>
        <text:list-item>
          <text:p text:style-name="P2">"Poison", "material makes result toxic", 3));</text:p>
        </text:list-item>
        <text:list-item>
          <text:p text:style-name="P2">"Magic Detection Copper", "Copper attracted to sources of magic", 3));</text:p>
        </text:list-item>
        <text:list-item>
          <text:p text:style-name="P2">"Sealing Silver", "Silver that is very effective at sealing magic", 3));</text:p>
        </text:list-item>
        <text:list-item>
          <text:p text:style-name="P2">"Fire Resistant Hide", "hide that is resistant to high tempurature", 3));</text:p>
        </text:list-item>
        <text:list-item>
          <text:p text:style-name="P2">"Cold Resistant Hide", "hide that is resistant to cold tempurature", 3));</text:p>
        </text:list-item>
        <text:list-item>
          <text:p text:style-name="P2">"Magically Responsive Ink", "Ink that works well with magic", 3));</text:p>
        </text:list-item>
        <text:list-item>
          <text:p text:style-name="P2">"Long Lasting Parchmant", "A long lasting material that works well as a writing surface.", 3));</text:p>
        </text:list-item>
        <text:list-item>
          <text:p text:style-name="P2">"Living Clay", "Clay that makes flexibile pottery", 3));</text:p>
        </text:list-item>
        <text:list-item>
          <text:p text:style-name="P2">"Iron Wood", "Wood as hard as iron.", 3));</text:p>
        </text:list-item>
      </text:list>
      <text:p text:style-name="P1"/>
      <text:p text:style-name="P1">//lvl 4 items</text:p>
      <text:list xml:id="list154844430925779" text:continue-numbering="true" text:style-name="L1">
        <text:list-item>
          <text:p text:style-name="P2">l = materialTable.get(1);</text:p>
        </text:list-item>
        <text:list-item>
          <text:p text:style-name="P2">"Temp Stat Edge (might)", "This material gives a temporary edge in might", 4));</text:p>
        </text:list-item>
        <text:list-item>
          <text:p text:style-name="P2">"Temp Stat Edge (speed)", "This material gives a temporary edge in speed", 4));</text:p>
        </text:list-item>
        <text:list-item>
          <text:p text:style-name="P2">"Temp Stat Edge (int)", "This material gives a temporary edge in intelligence", 4));</text:p>
        </text:list-item>
        <text:list-item>
          <text:p text:style-name="P2">"Memory Alter", "This material effects memory", 4));</text:p>
        </text:list-item>
        <text:list-item>
          <text:p text:style-name="P2">"Recover Might", "restores might pool", 4));</text:p>
        </text:list-item>
        <text:list-item>
          <text:p text:style-name="P2">"Recover Speed", "restores speed pool", 4));</text:p>
        </text:list-item>
        <text:list-item>
          <text:p text:style-name="P2">"Recover Int", "restores intelligence pool", 4));</text:p>
        </text:list-item>
        <text:list-item>
          <text:p text:style-name="P2">"Steel Fiber", "super strong threads", 4));</text:p>
        </text:list-item>
        <text:list-item>
          <text:p text:style-name="P2">"Cold Iron", "Iron that destroys magic", 4));</text:p>
        </text:list-item>
        <text:list-item>
          <text:p text:style-name="P2">"Magnite", "metal with magical properties similar to magnetism. Magnite Forge: slag falls out", 4));</text:p>
        </text:list-item>
        <text:list-item>
          <text:p text:style-name="P2">"Entangled Dust", "material that can be effected and effect at a distance.", 4));</text:p>
        </text:list-item>
      </text:list>
      <text:p text:style-name="P5"/>
      <text:p text:style-name="P6">//lvl 5 items</text:p>
      <text:list xml:id="list154845866021351" text:continue-numbering="true" text:style-name="L1">
        <text:list-item>
          <text:p text:style-name="P2">l = materialTable.get(2);</text:p>
        </text:list-item>
        <text:list-item>
          <text:p text:style-name="P2">"Greater Poison", "very strong poison", 5));</text:p>
        </text:list-item>
        <text:list-item>
          <text:p text:style-name="P2">"Elemental Material (fire)", "This material can be used to inbue with fire", 5));</text:p>
        </text:list-item>
        <text:list-item>
          <text:p text:style-name="P2">"Elemental Material (water)", "This material can be used to inbue with water", 5));</text:p>
        </text:list-item>
        <text:list-item>
          <text:p text:style-name="P2">"Elemental Material (earth)", "This material can be used to inbue with earth", 5));</text:p>
        </text:list-item>
        <text:list-item>
          <text:p text:style-name="P2">"Elemental Material (air)", "This material can be used to inbue with air", 5));</text:p>
        </text:list-item>
        <text:list-item>
          <text:p text:style-name="P2">"Scaled Hide", "Hide that provides extra Armor", 5));</text:p>
        </text:list-item>
        <text:list-item>
          <text:p text:style-name="P2">"High Quality Meat", "This meat is a delicacy, Lots of people would trade anything for a taste.", 5));</text:p>
        </text:list-item>
        <text:list-item>
          <text:p text:style-name="P2">"Floating Wood", "Wood lighter than air", 5));</text:p>
        </text:list-item>
      </text:list>
      <text:p text:style-name="P1"/>
      <text:p text:style-name="P4">//lvl 6 items</text:p>
      <text:list xml:id="list154844134902092" text:continue-numbering="true" text:style-name="L1">
        <text:list-item>
          <text:p text:style-name="P2">l = materialTable.get(3);</text:p>
        </text:list-item>
        <text:list-item>
          <text:p text:style-name="P2">"Black Crystallized Emotion (apathy)", "solidified apathy", 6));</text:p>
        </text:list-item>
        <text:list-item>
          <text:p text:style-name="P2">"Yellow Crystallized Emotion (fear)", "solidified fear", 6));</text:p>
        </text:list-item>
        <text:list-item>
          <text:p text:style-name="P2">"Blue Crystalized Emotion (sadness)", "solidified sadness", 6));</text:p>
        </text:list-item>
        <text:list-item>
          <text:p text:style-name="P2">"Golden Apple", "can be eaten as an action to make a free recovery roll", 6));</text:p>
        </text:list-item>
        <text:list-item>
          <text:p text:style-name="P2">"Blood Iron", "Iron Ore formed from heoglobim", 6));</text:p>
        </text:list-item>
      </text:list>
      <text:p text:style-name="P3"/>
      <text:p text:style-name="P3">//lvl 7 items</text:p>
      <text:list xml:id="list154844138650153" text:continue-numbering="true" text:style-name="L1">
        <text:list-item>
          <text:p text:style-name="P2">l = materialTable.get(4);</text:p>
        </text:list-item>
        <text:list-item>
          <text:p text:style-name="P2">"Orange Crystallized Emotion (lust)", "solidified lust", 7));</text:p>
        </text:list-item>
        <text:list-item>
          <text:p text:style-name="P2">"Purple Crystallized Emotion (compassion)", "solidified compassion", 7));</text:p>
        </text:list-item>
        <text:list-item>
          <text:p text:style-name="P2">"Pink Crystallized Emotion (happiness)", "solidified happiness", 7));</text:p>
        </text:list-item>
        <text:list-item>
          <text:p text:style-name="P2">"Imperial Gold", "a golden metal with strength that is greater than iron and easily enchanted.", 7));</text:p>
        </text:list-item>
        <text:list-item>
          <text:p text:style-name="P2"/>
        </text:list-item>
      </text:list>
      <text:p text:style-name="P1">//lvl 8 items</text:p>
      <text:list xml:id="list154844724155703" text:continue-numbering="true" text:style-name="L1">
        <text:list-item>
          <text:p text:style-name="P2">l = materialTable.get(5);</text:p>
        </text:list-item>
        <text:list-item>
          <text:p text:style-name="P2">"Red Crystallized Emotion (anger)", "solidified anger", 8));</text:p>
        </text:list-item>
        <text:list-item>
          <text:p text:style-name="P2">"Green Crystallized Emotion (bravery)", "solidified bravery", 8));</text:p>
        </text:list-item>
        <text:list-item>
          <text:p text:style-name="P2">"Mythril", "light metal with high strength; armor will encomber at -1.", 8));</text:p>
        </text:list-item>
        <text:list-item>
          <text:p text:style-name="P2"/>
        </text:list-item>
      </text:list>
      <text:p text:style-name="P1">//lvl 9 items</text:p>
      <text:list xml:id="list154845522444569" text:continue-numbering="true" text:style-name="L1">
        <text:list-item>
          <text:p text:style-name="P2">l = materialTable.get(6);</text:p>
        </text:list-item>
        <text:list-item>
          <text:p text:style-name="P2">"Solid Fire", "Fire that is solid", 9));</text:p>
        </text:list-item>
        <text:list-item>
          <text:p text:style-name="P2">"Cold Fire", "Fire that freezes rather than burns", 9));</text:p>
        </text:list-item>
        <text:list-item>
          <text:p text:style-name="P2">"Liquid Air", "air in a liquid form at room tempurature, can be drunk instead of breathing.", 9));</text:p>
        </text:list-item>
        <text:list-item>
          <text:p text:style-name="P2">"Solid Dust", "weightless earth", 9));</text:p>
        </text:list-item>
        <text:list-item>
          <text:p text:style-name="P2">"Adamantine", "Extremely hard and resistant metal", 9));</text:p>
        </text:list-item>
        <text:list-item>
          <text:p text:style-name="P2"/>
        </text:list-item>
        <text:list-item>
          <text:p text:style-name="P2">//lvl 10 items</text:p>
        </text:list-item>
        <text:list-item>
          <text:p text:style-name="P2">l = materialTable.get(7);</text:p>
        </text:list-item>
        <text:list-item>
          <text:p text:style-name="P2">"Divine Nectar", "liquid consentrate of divinity", 10));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4.2$Windows_x86 LibreOffice_project/2b9802c1994aa0b7dc6079e128979269cf95bc78</meta:generator>
    <dc:date>2016-03-01T15:48:43.738000000</dc:date>
    <meta:editing-duration>PT2M27S</meta:editing-duration>
    <meta:editing-cycles>2</meta:editing-cycles>
    <meta:document-statistic meta:table-count="0" meta:image-count="0" meta:object-count="0" meta:page-count="2" meta:paragraph-count="69" meta:word-count="621" meta:character-count="3818" meta:non-whitespace-character-count="3325"/>
  </office:meta>
</office:document-meta>
</file>